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ES" fo:font-weight="bold" officeooo:rsid="0015aae9" officeooo:paragraph-rsid="0015aae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s" fo:country="ES" fo:font-weight="bold" officeooo:rsid="001c1625" officeooo:paragraph-rsid="001c162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s" fo:country="ES" fo:font-weight="bold" officeooo:rsid="001dfce3" officeooo:paragraph-rsid="001dfce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s" fo:country="ES" fo:font-weight="bold" officeooo:rsid="001e4aec" officeooo:paragraph-rsid="001e4ae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s" fo:country="ES" fo:font-weight="bold" officeooo:rsid="002207d3" officeooo:paragraph-rsid="002207d3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language="es" fo:country="ES" fo:font-weight="bold" officeooo:rsid="0024289c" officeooo:paragraph-rsid="0024289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bold" officeooo:rsid="00249eb0" officeooo:paragraph-rsid="00249eb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s" fo:country="ES" fo:font-weight="bold" officeooo:rsid="00250ed8" officeooo:paragraph-rsid="00250ed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s" fo:country="ES" fo:font-weight="normal" officeooo:rsid="00168675" officeooo:paragraph-rsid="0016867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s" fo:country="ES" fo:font-weight="normal" officeooo:rsid="001c1625" officeooo:paragraph-rsid="001c162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s" fo:country="ES" fo:font-weight="normal" officeooo:rsid="00249eb0" officeooo:paragraph-rsid="00249eb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s" fo:country="ES" fo:font-weight="normal" officeooo:rsid="00249eb0" officeooo:paragraph-rsid="00250ed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250ed8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50ed8" officeooo:paragraph-rsid="00250ed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54425" officeooo:paragraph-rsid="00254425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language="es" fo:country="ES" fo:font-weight="normal" officeooo:rsid="001dfce3" officeooo:paragraph-rsid="001dfce3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language="es" fo:country="ES" fo:font-weight="normal" officeooo:rsid="001e4aec" officeooo:paragraph-rsid="001e4aec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language="es" fo:country="ES" fo:font-weight="normal" officeooo:rsid="001e4aec" officeooo:paragraph-rsid="001e4aec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language="es" fo:country="ES" fo:font-weight="normal" officeooo:rsid="001ff0b9" officeooo:paragraph-rsid="001e4aec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language="es" fo:country="ES" fo:font-weight="normal" officeooo:rsid="001ff0b9" officeooo:paragraph-rsid="001ff0b9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language="es" fo:country="ES" fo:font-weight="normal" officeooo:rsid="0023c272" officeooo:paragraph-rsid="0023c272" style:font-weight-asian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language="es" fo:country="ES" fo:font-weight="normal" officeooo:rsid="0023c272" officeooo:paragraph-rsid="0023c272" style:font-weight-asian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language="es" fo:country="ES" fo:font-weight="normal" officeooo:rsid="00250ed8" officeooo:paragraph-rsid="00250ed8" style:font-weight-asian="normal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language="es" fo:country="ES" fo:font-weight="normal" officeooo:rsid="00250ed8" officeooo:paragraph-rsid="00250ed8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language="es" fo:country="ES" fo:font-weight="bold" officeooo:rsid="001e4aec" officeooo:paragraph-rsid="001e4aec" style:font-weight-asian="bold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fo:language="es" fo:country="ES" fo:font-weight="bold" officeooo:rsid="0023c272" officeooo:paragraph-rsid="0023c272" style:font-weight-asian="bold" style:font-weight-complex="bold"/>
    </style:style>
    <style:style style:name="P27" style:family="paragraph" style:parent-style-name="Standard" style:list-style-name="L4">
      <style:paragraph-properties fo:text-align="start" style:justify-single-word="false"/>
      <style:text-properties fo:language="es" fo:country="ES" fo:font-weight="bold" officeooo:rsid="0023c272" officeooo:paragraph-rsid="0023c272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language="es" fo:country="ES" fo:font-weight="bold" officeooo:rsid="0015aae9" officeooo:paragraph-rsid="0015aae9" style:font-weight-asian="bold" style:font-weight-complex="bold"/>
    </style:style>
    <style:style style:name="P29" style:family="paragraph" style:parent-style-name="Standard" style:list-style-name="L5">
      <style:paragraph-properties fo:text-align="start" style:justify-single-word="false"/>
      <style:text-properties officeooo:paragraph-rsid="00249eb0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250ed8" officeooo:paragraph-rsid="00250ed8"/>
    </style:style>
    <style:style style:name="P31" style:family="paragraph" style:parent-style-name="Standard" style:list-style-name="L6">
      <style:paragraph-properties fo:text-align="start" style:justify-single-word="false"/>
      <style:text-properties fo:font-weight="normal" officeooo:rsid="00250ed8" officeooo:paragraph-rsid="00250ed8" style:font-weight-asian="normal" style:font-weight-complex="normal"/>
    </style:style>
    <style:style style:name="P32" style:family="paragraph" style:parent-style-name="Standard">
      <style:paragraph-properties fo:text-align="end" style:justify-single-word="false"/>
      <style:text-properties fo:font-weight="bold" officeooo:rsid="002781c1" officeooo:paragraph-rsid="002781c1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2781c1" officeooo:paragraph-rsid="002781c1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286b6a" officeooo:paragraph-rsid="002781c1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286b6a" officeooo:paragraph-rsid="00286b6a" style:font-weight-asian="bold" style:font-weight-complex="bold"/>
    </style:style>
    <style:style style:name="P36" style:family="paragraph" style:parent-style-name="Standard" style:list-style-name="L7">
      <style:paragraph-properties fo:text-align="start" style:justify-single-word="false"/>
      <style:text-properties fo:font-weight="bold" officeooo:rsid="00286b6a" officeooo:paragraph-rsid="00286b6a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29aab9" officeooo:paragraph-rsid="0029aab9" style:font-weight-asian="bold" style:font-weight-complex="bold"/>
    </style:style>
    <style:style style:name="P38" style:family="paragraph" style:parent-style-name="Standard" style:list-style-name="L4">
      <style:paragraph-properties fo:text-align="start" style:justify-single-word="false" fo:padding="0.0291in" fo:border-left="none" fo:border-right="none" fo:border-top="none" fo:border-bottom="0.99pt solid #000000" style:join-border="false"/>
      <style:text-properties fo:language="es" fo:country="ES" fo:font-weight="normal" officeooo:rsid="0023c272" officeooo:paragraph-rsid="0023c272" style:font-weight-asian="normal" style:font-weight-complex="normal"/>
    </style:style>
    <style:style style:name="P39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fo:font-weight="bold" officeooo:rsid="00254425" officeooo:paragraph-rsid="002781c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4aec"/>
    </style:style>
    <style:style style:name="T3" style:family="text">
      <style:text-properties officeooo:rsid="0023c272"/>
    </style:style>
    <style:style style:name="T4" style:family="text">
      <style:text-properties fo:language="es" fo:country="ES" fo:font-weight="bold" officeooo:rsid="00250ed8" style:font-weight-asian="bold" style:font-weight-complex="bold"/>
    </style:style>
    <style:style style:name="T5" style:family="text">
      <style:text-properties fo:language="es" fo:country="ES" fo:font-weight="bold" officeooo:rsid="00254425" style:font-weight-asian="bold" style:font-weight-complex="bold"/>
    </style:style>
    <style:style style:name="T6" style:family="text">
      <style:text-properties fo:language="es" fo:country="ES" fo:font-weight="normal" style:font-weight-asian="normal" style:font-weight-complex="normal"/>
    </style:style>
    <style:style style:name="T7" style:family="text">
      <style:text-properties fo:language="es" fo:country="ES" fo:font-weight="normal" officeooo:rsid="00249eb0" style:font-weight-asian="normal" style:font-weight-complex="normal"/>
    </style:style>
    <style:style style:name="T8" style:family="text">
      <style:text-properties fo:language="es" fo:country="ES" fo:font-weight="normal" officeooo:rsid="00250ed8" style:font-weight-asian="normal" style:font-weight-complex="normal"/>
    </style:style>
    <style:style style:name="T9" style:family="text">
      <style:text-properties fo:language="es" fo:country="ES" officeooo:rsid="0015aae9"/>
    </style:style>
    <style:style style:name="T10" style:family="text">
      <style:text-properties fo:language="es" fo:country="ES" officeooo:rsid="002781c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s y Estructura de Datos<text:tab/><text:tab/><text:tab/><text:tab/><text:tab/><text:tab/><text:tab/>29 Enero, 2018</text:p>
      <text:p text:style-name="P1"/>
      <text:p text:style-name="P1"/>
      <text:p text:style-name="P9">Computacion ubicua.</text:p>
      <text:p text:style-name="P9">Smart Dust.</text:p>
      <text:p text:style-name="P9"/>
      <text:p text:style-name="P2">Evaluacion:</text:p>
      <text:p text:style-name="P2"/>
      <text:p text:style-name="P2"><text:tab/>4 <text:span text:style-name="T1">Examenes Parciales:<text:tab/>70%</text:span></text:p>
      <text:p text:style-name="P10"><text:tab/>Practicas laboratorio:<text:tab/><text:tab/>30%</text:p>
      <text:p text:style-name="P10"/>
      <text:p text:style-name="P2">Exentar:</text:p>
      <text:p text:style-name="P2"><text:tab/></text:p>
      <text:p text:style-name="P2"><text:tab/>Promedio: <text:span text:style-name="T1"><text:s/>70%</text:span></text:p>
      <text:p text:style-name="P10"/>
      <text:p text:style-name="P10"/>
      <text:p text:style-name="P3">Unidad 1 <text:span text:style-name="T2">Introduccion a las estrucutras de datos</text:span></text:p>
      <text:list xml:id="list62325158646008534" text:style-name="L1">
        <text:list-item>
          <text:p text:style-name="P16">Concepto de estructura de datos.</text:p>
        </text:list-item>
        <text:list-item>
          <text:p text:style-name="P16">Clasificacion de las estructurass.</text:p>
        </text:list-item>
        <text:list-item>
          <text:p text:style-name="P16"><text:s/>Implementaicion de estructuras de datos e un lenguaje a objetos.</text:p>
          <text:list>
            <text:list-item>
              <text:p text:style-name="P17">Representacion de una estructura de datos por medio de clases.</text:p>
            </text:list-item>
          </text:list>
        </text:list-item>
      </text:list>
      <text:p text:style-name="P4"/>
      <text:p text:style-name="P4">Unidad 2 Pilas, Colas, Listas</text:p>
      <text:list xml:id="list379864316194404038" text:style-name="L2">
        <text:list-item>
          <text:p text:style-name="P25">Pilas</text:p>
          <text:list>
            <text:list-item>
              <text:p text:style-name="P18">Definicion</text:p>
            </text:list-item>
            <text:list-item>
              <text:p text:style-name="P18">Representacion</text:p>
            </text:list-item>
            <text:list-item>
              <text:p text:style-name="P18">Manejo</text:p>
            </text:list-item>
            <text:list-item>
              <text:p text:style-name="P18">Recursion</text:p>
            </text:list-item>
          </text:list>
        </text:list-item>
        <text:list-item>
          <text:p text:style-name="P25">Colas</text:p>
          <text:list>
            <text:list-item>
              <text:p text:style-name="P18">Definicion</text:p>
            </text:list-item>
            <text:list-item>
              <text:p text:style-name="P18">Representacion</text:p>
            </text:list-item>
            <text:list-item>
              <text:p text:style-name="P18">Manejo</text:p>
            </text:list-item>
          </text:list>
        </text:list-item>
        <text:list-item>
          <text:p text:style-name="P25">Listas</text:p>
          <text:list>
            <text:list-item>
              <text:p text:style-name="P18">Definicion</text:p>
            </text:list-item>
            <text:list-item>
              <text:p text:style-name="P19">Representacion</text:p>
            </text:list-item>
            <text:list-item>
              <text:p text:style-name="P20">Manejo</text:p>
            </text:list-item>
          </text:list>
        </text:list-item>
      </text:list>
      <text:p text:style-name="P5">Unidad 3 Ordenamientos y Busquedas</text:p>
      <text:list xml:id="list3247304172268192258" text:style-name="L3">
        <text:list-item>
          <text:p text:style-name="P26">Complejidad de los Algoritmos</text:p>
          <text:list>
            <text:list-item>
              <text:p text:style-name="P21">Complejidad de espacio</text:p>
            </text:list-item>
            <text:list-item>
              <text:p text:style-name="P21">Complejidad de tiempo</text:p>
            </text:list-item>
          </text:list>
        </text:list-item>
        <text:list-item>
          <text:p text:style-name="P26">Definicion de ordenamiento</text:p>
          <text:list>
            <text:list-item>
              <text:p text:style-name="P21">Metodos de ordenamiento</text:p>
              <text:list>
                <text:list-item>
                  <text:p text:style-name="P21">Metodos de ordenamiento</text:p>
                </text:list-item>
                <text:list-item>
                  <text:p text:style-name="P21">Shell</text:p>
                </text:list-item>
                <text:list-item>
                  <text:p text:style-name="P21">Quicksort</text:p>
                </text:list-item>
                <text:list-item>
                  <text:p text:style-name="P21">Ordenamiento externo</text:p>
                  <text:list>
                    <text:list-item>
                      <text:p text:style-name="P21">Mezcla</text:p>
                    </text:list-item>
                    <text:list-item>
                      <text:p text:style-name="P21">Mezcla <text:s/>equilibrada</text:p>
                    </text:list-item>
                  </text:list>
                </text:list-item>
                <text:list-item>
                  <text:p text:style-name="P21">Busqueda</text:p>
                  <text:list>
                    <text:list-item>
                      <text:p text:style-name="P21"><text:soft-page-break/>Busqueda Binariaus</text:p>
                    </text:list-item>
                    <text:list-item>
                      <text:p text:style-name="P21">Busqueda hash o por tranformacion de claves</text:p>
                      <text:p text:style-name="P21"/>
                    </text:list-item>
                  </text:list>
                </text:list-item>
              </text:list>
            </text:list-item>
          </text:list>
        </text:list-item>
      </text:list>
      <text:p text:style-name="P5">Unidad 4 <text:span text:style-name="T3">Arboles y grafos</text:span></text:p>
      <text:list xml:id="list7206927287916099701" text:style-name="L4">
        <text:list-item>
          <text:p text:style-name="P27">Arboles binarios</text:p>
          <text:list>
            <text:list-item>
              <text:p text:style-name="P22">Definicion de arboles binarios y sus competentes</text:p>
            </text:list-item>
            <text:list-item>
              <text:p text:style-name="P22">Definiciond de arbol binario completo, arbol binario lleno, y monticulo</text:p>
            </text:list-item>
            <text:list-item>
              <text:p text:style-name="P22">Arbol binairio de busqueda</text:p>
            </text:list-item>
            <text:list-item>
              <text:p text:style-name="P22">Recorridos de arbol</text:p>
              <text:list>
                <text:list-item>
                  <text:p text:style-name="P22">Inorden</text:p>
                </text:list-item>
                <text:list-item>
                  <text:p text:style-name="P22">Postorden</text:p>
                </text:list-item>
                <text:list-item>
                  <text:p text:style-name="P22">Preorden</text:p>
                </text:list-item>
              </text:list>
            </text:list-item>
            <text:list-item>
              <text:p text:style-name="P22">Representacion de expressonaritmeticas y tokens</text:p>
            </text:list-item>
          </text:list>
        </text:list-item>
        <text:list-item>
          <text:p text:style-name="P27">Definicion de arboles B</text:p>
        </text:list-item>
        <text:list-item>
          <text:p text:style-name="P27">Grafos</text:p>
        </text:list-item>
        <text:list-item>
          <text:p text:style-name="P27">Definicion de terminos relacionados con grafos.</text:p>
          <text:list>
            <text:list-item>
              <text:p text:style-name="P22">Grafos dirigidos</text:p>
            </text:list-item>
            <text:list-item>
              <text:p text:style-name="P22">Grafos no dirigidos</text:p>
            </text:list-item>
            <text:list-item>
              <text:p text:style-name="P22">Vertices</text:p>
            </text:list-item>
            <text:list-item>
              <text:p text:style-name="P22">Aristas</text:p>
            </text:list-item>
            <text:list-item>
              <text:p text:style-name="P22">Camnio</text:p>
            </text:list-item>
            <text:list-item>
              <text:p text:style-name="P22">Grafo completo.</text:p>
            </text:list-item>
            <text:list-item>
              <text:p text:style-name="P22">Grafo con peso</text:p>
            </text:list-item>
            <text:list-item>
              <text:p text:style-name="P22">Matriz de adyacencia</text:p>
            </text:list-item>
            <text:list-item>
              <text:p text:style-name="P38">Listas de Adyacencia</text:p>
            </text:list-item>
          </text:list>
        </text:list-item>
      </text:list>
      <text:p text:style-name="P6">Enero 30, 2018</text:p>
      <text:p text:style-name="P6"/>
      <text:p text:style-name="P7">Que es un algoritmo?</text:p>
      <text:p text:style-name="P7"/>
      <text:p text:style-name="P7"><text:tab/><text:span text:style-name="T1">Es un conjunto de instrucciones que resuelven un problema dado paso a paso sin generar ambiguedades.<text:tab/></text:span></text:p>
      <text:p text:style-name="P11"/>
      <text:p text:style-name="P8">Origin</text:p>
      <text:p text:style-name="P8"/>
      <text:p text:style-name="P12">Almohada, Algoritmo, Algebra → Tiene un origen arabe (Muhammad Al-Khwarisimi)</text:p>
      <text:p text:style-name="P12"/>
      <text:p text:style-name="P12">Muhammad Al-Khwarismi <text:s/>→ Matematico.</text:p>
      <text:p text:style-name="P11"/>
      <text:p text:style-name="P7">Caracteristicas de lo algoritmos</text:p>
      <text:list xml:id="list806541719176660474" text:style-name="L5">
        <text:list-item>
          <text:p text:style-name="P29"><text:span text:style-name="T8">I</text:span><text:span text:style-name="T7">ndependientes de lenguages de programacion.</text:span></text:p>
        </text:list-item>
        <text:list-item>
          <text:p text:style-name="P23">Sencillos, definidos por pasos claros y simples.</text:p>
        </text:list-item>
        <text:list-item>
          <text:p text:style-name="P30"><text:span text:style-name="T7">P</text:span><text:span text:style-name="T6">recisos, definir con claridad la secuencia de las instrucciones.</text:span></text:p>
        </text:list-item>
        <text:list-item>
          <text:p text:style-name="P23">Definidos. Mismas entradas siempre producen las mismas salidas.</text:p>
        </text:list-item>
        <text:list-item>
          <text:p text:style-name="P30"><text:span text:style-name="T7">S</text:span><text:span text:style-name="T6">on finitos, contienen un incio y un fin.</text:span></text:p>
        </text:list-item>
      </text:list>
      <text:p text:style-name="P8"/>
      <text:p text:style-name="P8"/>
      <text:p text:style-name="P8"/>
      <text:p text:style-name="P14"/>
      <text:p text:style-name="P13"><text:soft-page-break/><text:span text:style-name="T4">Faces de desarrollo de sistemas</text:span><text:span text:style-name="T5">(modelo cascada)</text:span></text:p>
      <text:list xml:id="list6367313603980742061" text:style-name="L6">
        <text:list-item>
          <text:p text:style-name="P24">Analisis de requerimientos(problema).</text:p>
        </text:list-item>
        <text:list-item>
          <text:p text:style-name="P24">Diseno de algoritmos.</text:p>
        </text:list-item>
        <text:list-item>
          <text:p text:style-name="P24">Codificacion.</text:p>
        </text:list-item>
        <text:list-item>
          <text:p text:style-name="P24">Compilacion y ejecucion.</text:p>
        </text:list-item>
        <text:list-item>
          <text:p text:style-name="P31">Depuracion.</text:p>
        </text:list-item>
        <text:list-item>
          <text:p text:style-name="P31">Documentacion.</text:p>
        </text:list-item>
        <text:list-item>
          <text:p text:style-name="P31">Entrega.</text:p>
        </text:list-item>
        <text:list-item>
          <text:p text:style-name="P31"/>
        </text:list-item>
      </text:list>
      <text:p text:style-name="P15">Que es una estructura de datos?</text:p>
      <text:p text:style-name="P15"/>
      <text:p text:style-name="P15"><text:tab/>Estatica:</text:p>
      <text:p text:style-name="P39"><text:tab/>Dinamica:</text:p>
      <text:p text:style-name="P39"><text:span text:style-name="T9">Algoritmos y Estructura de Datos<text:tab/><text:tab/><text:tab/><text:tab/><text:tab/><text:tab/><text:tab/></text:span><text:span text:style-name="T10">2</text:span><text:span text:style-name="T9"> </text:span><text:span text:style-name="T10">Febrero</text:span><text:span text:style-name="T9">, 2018</text:span></text:p>
      <text:p text:style-name="P32"/>
      <text:p text:style-name="P33">Email: <text:tab/><text:a xlink:type="simple" xlink:href="mailto:lpalacios@uabc.edu.mx" text:style-name="Internet_20_link" text:visited-style-name="Visited_20_Internet_20_Link"><text:span text:style-name="T1">lpalacios@uabc.edu.mx</text:span></text:a></text:p>
      <text:p text:style-name="P33">Phone:<text:span text:style-name="T1"> <text:tab/>(664) 117-5219</text:span> </text:p>
      <text:p text:style-name="P33">FB: <text:tab/><text:tab/><text:span text:style-name="T1">Leticia Palacios</text:span></text:p>
      <text:p text:style-name="P35"><text:span text:style-name="T1"/></text:p>
      <text:p text:style-name="P35">Bibliografia:</text:p>
      <text:list xml:id="list2089901302584836718" text:style-name="L7">
        <text:list-item>
          <text:p text:style-name="P36">Estructura de datos – <text:span text:style-name="T1">Mark Allen Weiss, Andrew Tanembaum</text:span></text:p>
        </text:list-item>
      </text:list>
      <text:p text:style-name="P34"><text:span text:style-name="T1"/></text:p>
      <text:p text:style-name="P35"><text:span text:style-name="T1">Tarea – Implementar funcion de de menu, capturaInt, capturaFloat.</text:span></text:p>
      <text:p text:style-name="P35"><text:span text:style-name="T1"/></text:p>
      <text:p text:style-name="P35">Herramienta de evaluacion:<text:span text:style-name="T1"> uabc-io.net </text:span>Clave: </text:p>
      <text:p text:style-name="P35"/>
      <text:p text:style-name="P37">Leer Pilas Estat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09:10.688186504</meta:creation-date>
    <dc:date>2018-02-02T16:50:11.324722454</dc:date>
    <meta:editing-duration>PT48M14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3" meta:paragraph-count="98" meta:word-count="401" meta:character-count="2590" meta:non-whitespace-character-count="2318"/>
  </office:meta>
</office:document-meta>
</file>